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7.7cm" svg:height="4.089cm" svg:x="12.1cm" svg:y="2.611cm">
          <draw:text-box>
            <text:p text:style-name="P1"><text:s text:c="7"/><text:span text:style-name="T1">[ [y'</text:span><text:span text:style-name="T2">11</text:span><text:span text:style-name="T1">,y'</text:span><text:span text:style-name="T2">12</text:span><text:span text:style-name="T1">,…,y'</text:span><text:span text:style-name="T2">1M</text:span><text:span text:style-name="T1">]</text:span></text:p>
            <text:p text:style-name="P1"><text:span text:style-name="T1">・</text:span></text:p>
            <text:p text:style-name="P2"><text:span text:style-name="T1">result = <text:s text:c="6"/></text:span><text:span text:style-name="T1">・</text:span></text:p>
            <text:p text:style-name="P1"><text:span text:style-name="T1">・</text:span></text:p>
            <text:p text:style-name="P1"><text:span text:style-name="T1"><text:s text:c="9"/></text:span><text:span text:style-name="T1">[y'</text:span><text:span text:style-name="T2">L1</text:span><text:span text:style-name="T1">,y'</text:span><text:span text:style-name="T2">L2</text:span><text:span text:style-name="T1">,…,y'</text:span><text:span text:style-name="T2">LM</text:span><text:span text:style-name="T1">] ] </text:span></text:p>
          </draw:text-box>
        </draw:frame>
        <draw:line draw:style-name="gr2" draw:text-style-name="P1" draw:layer="layout" svg:x1="10.3cm" svg:y1="8.05cm" svg:x2="8.9cm" svg:y2="6.25cm">
          <text:p/>
        </draw:line>
        <draw:frame draw:style-name="gr3" draw:text-style-name="P3" draw:layer="layout" svg:width="2.1cm" svg:height="1.25cm" svg:x="10cm" svg:y="8.15cm">
          <draw:text-box>
            <text:p><text:span text:style-name="T3">run()</text:span></text:p>
          </draw:text-box>
        </draw:frame>
        <draw:custom-shape draw:style-name="gr4" draw:text-style-name="P4" draw:layer="layout" svg:width="6.6cm" svg:height="4.7cm" svg:x="3cm" svg:y="2.45cm">
          <text:p text:style-name="P1"><text:span text:style-name="T4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3cm" svg:y="4.417cm">
          <draw:text-box>
            <text:p>x</text:p>
          </draw:text-box>
        </draw:frame>
        <draw:frame draw:style-name="gr5" draw:layer="layout" svg:width="1.3cm" svg:height="0.933cm" svg:x="3.9cm" svg:y="2.717cm">
          <draw:text-box>
            <text:p>w</text:p>
          </draw:text-box>
        </draw:frame>
        <draw:frame draw:style-name="gr5" draw:layer="layout" svg:width="1.3cm" svg:height="0.933cm" svg:x="3.8cm" svg:y="5.85cm">
          <draw:text-box>
            <text:p>b</text:p>
          </draw:text-box>
        </draw:frame>
        <draw:line draw:style-name="gr6" draw:text-style-name="P1" draw:layer="layout" svg:x1="0.9cm" svg:y1="4.85cm" svg:x2="3cm" svg:y2="4.85cm">
          <text:p/>
        </draw:line>
        <draw:line draw:style-name="gr6" draw:text-style-name="P1" draw:layer="layout" svg:x1="3.1cm" svg:y1="1.15cm" svg:x2="4.2cm" svg:y2="2.75cm">
          <text:p/>
        </draw:line>
        <draw:line draw:style-name="gr6" draw:text-style-name="P1" draw:layer="layout" svg:x1="3.6cm" svg:y1="8.35cm" svg:x2="4.1cm" svg:y2="6.85cm">
          <text:p/>
        </draw:line>
        <draw:line draw:style-name="gr6" draw:text-style-name="P1" draw:layer="layout" svg:x1="9.6cm" svg:y1="4.75cm" svg:x2="11.7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1T18:41:02</dc:date>
    <dc:creator>tokai </dc:creator>
    <meta:editing-duration>PT4M56S</meta:editing-duration>
    <meta:editing-cycles>17</meta:editing-cycles>
    <meta:generator>LibreOffice/3.5$Linux_x86 LibreOffice_project/350m1$Build-2</meta:generator>
    <meta:document-statistic meta:object-count="11"/>
  </office:meta>
</office:document-meta>
</file>